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828875" calcext:value-type="float">
            <text:p>2.25829</text:p>
          </table:table-cell>
          <table:table-cell office:value-type="float" office:value="2.42130541666667" calcext:value-type="float">
            <text:p>2.42131</text:p>
          </table:table-cell>
          <table:table-cell office:value-type="float" office:value="4.205864" calcext:value-type="float">
            <text:p>4.205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966466666667" calcext:value-type="float">
            <text:p>2.23966</text:p>
          </table:table-cell>
          <table:table-cell office:value-type="float" office:value="2.38722675" calcext:value-type="float">
            <text:p>2.38723</text:p>
          </table:table-cell>
          <table:table-cell office:value-type="float" office:value="3.582056" calcext:value-type="float">
            <text:p>3.582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22075" calcext:value-type="float">
            <text:p>2.19221</text:p>
          </table:table-cell>
          <table:table-cell office:value-type="float" office:value="2.38431958333333" calcext:value-type="float">
            <text:p>2.38432</text:p>
          </table:table-cell>
          <table:table-cell office:value-type="float" office:value="3.317443" calcext:value-type="float">
            <text:p>3.317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947691666667" calcext:value-type="float">
            <text:p>2.22948</text:p>
          </table:table-cell>
          <table:table-cell office:value-type="float" office:value="2.36620525" calcext:value-type="float">
            <text:p>2.36621</text:p>
          </table:table-cell>
          <table:table-cell office:value-type="float" office:value="3.849839" calcext:value-type="float">
            <text:p>3.849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22075" calcext:value-type="float">
            <text:p>2.23622</text:p>
          </table:table-cell>
          <table:table-cell office:value-type="float" office:value="2.35782866666667" calcext:value-type="float">
            <text:p>2.35783</text:p>
          </table:table-cell>
          <table:table-cell office:value-type="float" office:value="3.95255" calcext:value-type="float">
            <text:p>3.952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101058333333" calcext:value-type="float">
            <text:p>2.27101</text:p>
          </table:table-cell>
          <table:table-cell office:value-type="float" office:value="2.34701641666667" calcext:value-type="float">
            <text:p>2.34702</text:p>
          </table:table-cell>
          <table:table-cell office:value-type="float" office:value="3.689217" calcext:value-type="float">
            <text:p>3.689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10708333333" calcext:value-type="float">
            <text:p>2.22311</text:p>
          </table:table-cell>
          <table:table-cell office:value-type="float" office:value="2.31126541666667" calcext:value-type="float">
            <text:p>2.31127</text:p>
          </table:table-cell>
          <table:table-cell office:value-type="float" office:value="2.772375" calcext:value-type="float">
            <text:p>2.772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224625" calcext:value-type="float">
            <text:p>2.22225</text:p>
          </table:table-cell>
          <table:table-cell office:value-type="float" office:value="2.29739541666667" calcext:value-type="float">
            <text:p>2.2974</text:p>
          </table:table-cell>
          <table:table-cell office:value-type="float" office:value="3.74828" calcext:value-type="float">
            <text:p>3.748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757983333333" calcext:value-type="float">
            <text:p>2.26758</text:p>
          </table:table-cell>
          <table:table-cell office:value-type="float" office:value="2.34568191666667" calcext:value-type="float">
            <text:p>2.34568</text:p>
          </table:table-cell>
          <table:table-cell office:value-type="float" office:value="3.433812" calcext:value-type="float">
            <text:p>3.433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264525" calcext:value-type="float">
            <text:p>2.26265</text:p>
          </table:table-cell>
          <table:table-cell office:value-type="float" office:value="2.363239" calcext:value-type="float">
            <text:p>2.36324</text:p>
          </table:table-cell>
          <table:table-cell office:value-type="float" office:value="3.708015" calcext:value-type="float">
            <text:p>3.708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84633333333" calcext:value-type="float">
            <text:p>2.25885</text:p>
          </table:table-cell>
          <table:table-cell office:value-type="float" office:value="2.27363341666667" calcext:value-type="float">
            <text:p>2.27363</text:p>
          </table:table-cell>
          <table:table-cell office:value-type="float" office:value="3.604164" calcext:value-type="float">
            <text:p>3.604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5752358333333" calcext:value-type="float">
            <text:p>2.25752</text:p>
          </table:table-cell>
          <table:table-cell office:value-type="float" office:value="2.41017733333333" calcext:value-type="float">
            <text:p>2.41018</text:p>
          </table:table-cell>
          <table:table-cell office:value-type="float" office:value="4.154993" calcext:value-type="float">
            <text:p>4.154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485475" calcext:value-type="float">
            <text:p>2.25485</text:p>
          </table:table-cell>
          <table:table-cell office:value-type="float" office:value="2.462071" calcext:value-type="float">
            <text:p>2.46207</text:p>
          </table:table-cell>
          <table:table-cell office:value-type="float" office:value="4.332435" calcext:value-type="float">
            <text:p>4.332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387983333333" calcext:value-type="float">
            <text:p>2.25388</text:p>
          </table:table-cell>
          <table:table-cell office:value-type="float" office:value="2.36901066666667" calcext:value-type="float">
            <text:p>2.36901</text:p>
          </table:table-cell>
          <table:table-cell office:value-type="float" office:value="4.176504" calcext:value-type="float">
            <text:p>4.17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83725" calcext:value-type="float">
            <text:p>2.25384</text:p>
          </table:table-cell>
          <table:table-cell office:value-type="float" office:value="2.48173516666667" calcext:value-type="float">
            <text:p>2.48174</text:p>
          </table:table-cell>
          <table:table-cell office:value-type="float" office:value="4.294391" calcext:value-type="float">
            <text:p>4.294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00475" calcext:value-type="float">
            <text:p>2.251</text:p>
          </table:table-cell>
          <table:table-cell office:value-type="float" office:value="2.39851683333333" calcext:value-type="float">
            <text:p>2.39852</text:p>
          </table:table-cell>
          <table:table-cell office:value-type="float" office:value="3.661795" calcext:value-type="float">
            <text:p>3.66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177675" calcext:value-type="float">
            <text:p>2.24178</text:p>
          </table:table-cell>
          <table:table-cell office:value-type="float" office:value="2.38434258333333" calcext:value-type="float">
            <text:p>2.38434</text:p>
          </table:table-cell>
          <table:table-cell office:value-type="float" office:value="4.036048" calcext:value-type="float">
            <text:p>4.036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614633333333" calcext:value-type="float">
            <text:p>2.19615</text:p>
          </table:table-cell>
          <table:table-cell office:value-type="float" office:value="2.237378" calcext:value-type="float">
            <text:p>2.23738</text:p>
          </table:table-cell>
          <table:table-cell office:value-type="float" office:value="3.500962" calcext:value-type="float">
            <text:p>3.500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78885" calcext:value-type="float">
            <text:p>2.22789</text:p>
          </table:table-cell>
          <table:table-cell office:value-type="float" office:value="2.23355725" calcext:value-type="float">
            <text:p>2.23356</text:p>
          </table:table-cell>
          <table:table-cell office:value-type="float" office:value="3.399177" calcext:value-type="float">
            <text:p>3.399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34445" calcext:value-type="float">
            <text:p>2.23344</text:p>
          </table:table-cell>
          <table:table-cell office:value-type="float" office:value="2.44903825" calcext:value-type="float">
            <text:p>2.44904</text:p>
          </table:table-cell>
          <table:table-cell office:value-type="float" office:value="3.889995" calcext:value-type="float">
            <text:p>3.8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129533333333" calcext:value-type="float">
            <text:p>2.2313</text:p>
          </table:table-cell>
          <table:table-cell office:value-type="float" office:value="2.2281245" calcext:value-type="float">
            <text:p>2.22812</text:p>
          </table:table-cell>
          <table:table-cell office:value-type="float" office:value="3.452272" calcext:value-type="float">
            <text:p>3.452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609066666667" calcext:value-type="float">
            <text:p>2.22609</text:p>
          </table:table-cell>
          <table:table-cell office:value-type="float" office:value="2.374319" calcext:value-type="float">
            <text:p>2.37432</text:p>
          </table:table-cell>
          <table:table-cell office:value-type="float" office:value="4.014854" calcext:value-type="float">
            <text:p>4.014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2570883333333" calcext:value-type="float">
            <text:p>2.22571</text:p>
          </table:table-cell>
          <table:table-cell office:value-type="float" office:value="2.37902883333333" calcext:value-type="float">
            <text:p>2.37903</text:p>
          </table:table-cell>
          <table:table-cell office:value-type="float" office:value="3.733277" calcext:value-type="float">
            <text:p>3.733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31945" calcext:value-type="float">
            <text:p>2.22319</text:p>
          </table:table-cell>
          <table:table-cell office:value-type="float" office:value="2.32879616666667" calcext:value-type="float">
            <text:p>2.3288</text:p>
          </table:table-cell>
          <table:table-cell office:value-type="float" office:value="3.885074" calcext:value-type="float">
            <text:p>3.885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038991666667" calcext:value-type="float">
            <text:p>2.22039</text:p>
          </table:table-cell>
          <table:table-cell office:value-type="float" office:value="2.20567908333333" calcext:value-type="float">
            <text:p>2.20568</text:p>
          </table:table-cell>
          <table:table-cell office:value-type="float" office:value="3.414507" calcext:value-type="float">
            <text:p>3.414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71791666667" calcext:value-type="float">
            <text:p>2.21972</text:p>
          </table:table-cell>
          <table:table-cell office:value-type="float" office:value="2.1729575" calcext:value-type="float">
            <text:p>2.17296</text:p>
          </table:table-cell>
          <table:table-cell office:value-type="float" office:value="3.443036" calcext:value-type="float">
            <text:p>3.443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16167" calcext:value-type="float">
            <text:p>2.21617</text:p>
          </table:table-cell>
          <table:table-cell office:value-type="float" office:value="2.16557991666667" calcext:value-type="float">
            <text:p>2.16558</text:p>
          </table:table-cell>
          <table:table-cell office:value-type="float" office:value="3.404537" calcext:value-type="float">
            <text:p>3.404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1360158333333" calcext:value-type="float">
            <text:p>2.2136</text:p>
          </table:table-cell>
          <table:table-cell office:value-type="float" office:value="2.39455075" calcext:value-type="float">
            <text:p>2.39455</text:p>
          </table:table-cell>
          <table:table-cell office:value-type="float" office:value="4.189192" calcext:value-type="float">
            <text:p>4.189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285133333333" calcext:value-type="float">
            <text:p>2.21285</text:p>
          </table:table-cell>
          <table:table-cell office:value-type="float" office:value="2.28199258333333" calcext:value-type="float">
            <text:p>2.28199</text:p>
          </table:table-cell>
          <table:table-cell office:value-type="float" office:value="3.260762" calcext:value-type="float">
            <text:p>3.260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1157616666667" calcext:value-type="float">
            <text:p>2.21158</text:p>
          </table:table-cell>
          <table:table-cell office:value-type="float" office:value="2.37829033333333" calcext:value-type="float">
            <text:p>2.37829</text:p>
          </table:table-cell>
          <table:table-cell office:value-type="float" office:value="3.652803" calcext:value-type="float">
            <text:p>3.65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524" calcext:value-type="float">
            <text:p>2.21052</text:p>
          </table:table-cell>
          <table:table-cell office:value-type="float" office:value="2.2519715" calcext:value-type="float">
            <text:p>2.25197</text:p>
          </table:table-cell>
          <table:table-cell office:value-type="float" office:value="3.48384" calcext:value-type="float">
            <text:p>3.483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96283333333" calcext:value-type="float">
            <text:p>2.20996</text:p>
          </table:table-cell>
          <table:table-cell office:value-type="float" office:value="2.24139991666667" calcext:value-type="float">
            <text:p>2.2414</text:p>
          </table:table-cell>
          <table:table-cell office:value-type="float" office:value="3.617901" calcext:value-type="float">
            <text:p>3.61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076233333333" calcext:value-type="float">
            <text:p>2.15076</text:p>
          </table:table-cell>
          <table:table-cell office:value-type="float" office:value="2.20908316666667" calcext:value-type="float">
            <text:p>2.20908</text:p>
          </table:table-cell>
          <table:table-cell office:value-type="float" office:value="3.051717" calcext:value-type="float">
            <text:p>3.0517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46391666667" calcext:value-type="float">
            <text:p>2.20846</text:p>
          </table:table-cell>
          <table:table-cell office:value-type="float" office:value="2.2431335" calcext:value-type="float">
            <text:p>2.24313</text:p>
          </table:table-cell>
          <table:table-cell office:value-type="float" office:value="3.086195" calcext:value-type="float">
            <text:p>3.08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756725" calcext:value-type="float">
            <text:p>2.20757</text:p>
          </table:table-cell>
          <table:table-cell office:value-type="float" office:value="2.290861" calcext:value-type="float">
            <text:p>2.29086</text:p>
          </table:table-cell>
          <table:table-cell office:value-type="float" office:value="3.636156" calcext:value-type="float">
            <text:p>3.636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074155" calcext:value-type="float">
            <text:p>2.20742</text:p>
          </table:table-cell>
          <table:table-cell office:value-type="float" office:value="2.31192841666667" calcext:value-type="float">
            <text:p>2.31193</text:p>
          </table:table-cell>
          <table:table-cell office:value-type="float" office:value="3.210749" calcext:value-type="float">
            <text:p>3.210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538708333333" calcext:value-type="float">
            <text:p>2.20539</text:p>
          </table:table-cell>
          <table:table-cell office:value-type="float" office:value="2.33525666666667" calcext:value-type="float">
            <text:p>2.33526</text:p>
          </table:table-cell>
          <table:table-cell office:value-type="float" office:value="3.641508" calcext:value-type="float">
            <text:p>3.641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535433333333" calcext:value-type="float">
            <text:p>2.20535</text:p>
          </table:table-cell>
          <table:table-cell office:value-type="float" office:value="2.28298183333333" calcext:value-type="float">
            <text:p>2.28298</text:p>
          </table:table-cell>
          <table:table-cell office:value-type="float" office:value="3.729011" calcext:value-type="float">
            <text:p>3.729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240175" calcext:value-type="float">
            <text:p>2.2024</text:p>
          </table:table-cell>
          <table:table-cell office:value-type="float" office:value="2.40227175" calcext:value-type="float">
            <text:p>2.40227</text:p>
          </table:table-cell>
          <table:table-cell office:value-type="float" office:value="4.136703" calcext:value-type="float">
            <text:p>4.13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830383333333" calcext:value-type="float">
            <text:p>2.1983</text:p>
          </table:table-cell>
          <table:table-cell office:value-type="float" office:value="2.1983505" calcext:value-type="float">
            <text:p>2.19835</text:p>
          </table:table-cell>
          <table:table-cell office:value-type="float" office:value="2.847898" calcext:value-type="float">
            <text:p>2.84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309633333333" calcext:value-type="float">
            <text:p>2.1531</text:p>
          </table:table-cell>
          <table:table-cell office:value-type="float" office:value="2.19269425" calcext:value-type="float">
            <text:p>2.19269</text:p>
          </table:table-cell>
          <table:table-cell office:value-type="float" office:value="2.773096" calcext:value-type="float">
            <text:p>2.77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19065" calcext:value-type="float">
            <text:p>2.19191</text:p>
          </table:table-cell>
          <table:table-cell office:value-type="float" office:value="2.29326566666667" calcext:value-type="float">
            <text:p>2.29327</text:p>
          </table:table-cell>
          <table:table-cell office:value-type="float" office:value="3.065018" calcext:value-type="float">
            <text:p>3.0650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927983333333" calcext:value-type="float">
            <text:p>2.18928</text:p>
          </table:table-cell>
          <table:table-cell office:value-type="float" office:value="2.15902025" calcext:value-type="float">
            <text:p>2.15902</text:p>
          </table:table-cell>
          <table:table-cell office:value-type="float" office:value="2.985055" calcext:value-type="float">
            <text:p>2.985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5492" calcext:value-type="float">
            <text:p>2.15549</text:p>
          </table:table-cell>
          <table:table-cell office:value-type="float" office:value="2.185622" calcext:value-type="float">
            <text:p>2.18562</text:p>
          </table:table-cell>
          <table:table-cell office:value-type="float" office:value="2.693841" calcext:value-type="float">
            <text:p>2.693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426308333333" calcext:value-type="float">
            <text:p>2.18426</text:p>
          </table:table-cell>
          <table:table-cell office:value-type="float" office:value="2.33234558333333" calcext:value-type="float">
            <text:p>2.33235</text:p>
          </table:table-cell>
          <table:table-cell office:value-type="float" office:value="3.621635" calcext:value-type="float">
            <text:p>3.621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216875" calcext:value-type="float">
            <text:p>2.18217</text:p>
          </table:table-cell>
          <table:table-cell office:value-type="float" office:value="2.22649" calcext:value-type="float">
            <text:p>2.22649</text:p>
          </table:table-cell>
          <table:table-cell office:value-type="float" office:value="3.373404" calcext:value-type="float">
            <text:p>3.37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071558333333" calcext:value-type="float">
            <text:p>2.18072</text:p>
          </table:table-cell>
          <table:table-cell office:value-type="float" office:value="2.18779975" calcext:value-type="float">
            <text:p>2.1878</text:p>
          </table:table-cell>
          <table:table-cell office:value-type="float" office:value="2.879695" calcext:value-type="float">
            <text:p>2.87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979258333333" calcext:value-type="float">
            <text:p>2.17979</text:p>
          </table:table-cell>
          <table:table-cell office:value-type="float" office:value="2.19273008333333" calcext:value-type="float">
            <text:p>2.19273</text:p>
          </table:table-cell>
          <table:table-cell office:value-type="float" office:value="2.849801" calcext:value-type="float">
            <text:p>2.84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971433333333" calcext:value-type="float">
            <text:p>2.17971</text:p>
          </table:table-cell>
          <table:table-cell office:value-type="float" office:value="2.2075635" calcext:value-type="float">
            <text:p>2.20756</text:p>
          </table:table-cell>
          <table:table-cell office:value-type="float" office:value="3.036652" calcext:value-type="float">
            <text:p>3.036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65808333333" calcext:value-type="float">
            <text:p>2.17966</text:p>
          </table:table-cell>
          <table:table-cell office:value-type="float" office:value="2.24012683333333" calcext:value-type="float">
            <text:p>2.24013</text:p>
          </table:table-cell>
          <table:table-cell office:value-type="float" office:value="3.0143" calcext:value-type="float">
            <text:p>3.01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17691533333333" calcext:value-type="float">
            <text:p>2.17692</text:p>
          </table:table-cell>
          <table:table-cell office:value-type="float" office:value="2.28090533333333" calcext:value-type="float">
            <text:p>2.28091</text:p>
          </table:table-cell>
          <table:table-cell office:value-type="float" office:value="3.151658" calcext:value-type="float">
            <text:p>3.151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5435" calcext:value-type="float">
            <text:p>2.17544</text:p>
          </table:table-cell>
          <table:table-cell office:value-type="float" office:value="2.34217916666667" calcext:value-type="float">
            <text:p>2.34218</text:p>
          </table:table-cell>
          <table:table-cell office:value-type="float" office:value="3.111671" calcext:value-type="float">
            <text:p>3.111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405175" calcext:value-type="float">
            <text:p>2.17405</text:p>
          </table:table-cell>
          <table:table-cell office:value-type="float" office:value="2.375068" calcext:value-type="float">
            <text:p>2.37507</text:p>
          </table:table-cell>
          <table:table-cell office:value-type="float" office:value="3.178095" calcext:value-type="float">
            <text:p>3.17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7104066666667" calcext:value-type="float">
            <text:p>2.17104</text:p>
          </table:table-cell>
          <table:table-cell office:value-type="float" office:value="2.21664358333333" calcext:value-type="float">
            <text:p>2.21664</text:p>
          </table:table-cell>
          <table:table-cell office:value-type="float" office:value="3.104133" calcext:value-type="float">
            <text:p>3.104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82735" calcext:value-type="float">
            <text:p>2.16827</text:p>
          </table:table-cell>
          <table:table-cell office:value-type="float" office:value="2.281911" calcext:value-type="float">
            <text:p>2.28191</text:p>
          </table:table-cell>
          <table:table-cell office:value-type="float" office:value="3.421395" calcext:value-type="float">
            <text:p>3.42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423508333333" calcext:value-type="float">
            <text:p>2.16424</text:p>
          </table:table-cell>
          <table:table-cell office:value-type="float" office:value="2.19987675" calcext:value-type="float">
            <text:p>2.19988</text:p>
          </table:table-cell>
          <table:table-cell office:value-type="float" office:value="2.956579" calcext:value-type="float">
            <text:p>2.956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647566666667" calcext:value-type="float">
            <text:p>2.15648</text:p>
          </table:table-cell>
          <table:table-cell office:value-type="float" office:value="2.1350415" calcext:value-type="float">
            <text:p>2.13504</text:p>
          </table:table-cell>
          <table:table-cell office:value-type="float" office:value="2.384714" calcext:value-type="float">
            <text:p>2.384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530908333333" calcext:value-type="float">
            <text:p>2.15531</text:p>
          </table:table-cell>
          <table:table-cell office:value-type="float" office:value="2.12777825" calcext:value-type="float">
            <text:p>2.12778</text:p>
          </table:table-cell>
          <table:table-cell office:value-type="float" office:value="2.432965" calcext:value-type="float">
            <text:p>2.432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5442208333333" calcext:value-type="float">
            <text:p>2.15442</text:p>
          </table:table-cell>
          <table:table-cell office:value-type="float" office:value="2.14965458333333" calcext:value-type="float">
            <text:p>2.14965</text:p>
          </table:table-cell>
          <table:table-cell office:value-type="float" office:value="2.912273" calcext:value-type="float">
            <text:p>2.912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370816666667" calcext:value-type="float">
            <text:p>2.13371</text:p>
          </table:table-cell>
          <table:table-cell office:value-type="float" office:value="2.2351015" calcext:value-type="float">
            <text:p>2.2351</text:p>
          </table:table-cell>
          <table:table-cell office:value-type="float" office:value="2.906117" calcext:value-type="float">
            <text:p>2.906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5" calcext:value-type="float">
            <text:p>5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0" calcext:value-type="float">
            <text:p>0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5" calcext:value-type="float">
            <text:p>5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4" calcext:value-type="float">
            <text:p>4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1" calcext:value-type="float">
            <text:p>1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5" calcext:value-type="float">
            <text:p>5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0" calcext:value-type="float">
            <text:p>0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4" calcext:value-type="float">
            <text:p>4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48:07.065579015</dc:date>
    <meta:document-statistic meta:table-count="1" meta:cell-count="4639" meta:object-count="0"/>
    <meta:generator>LibreOffice/4.2.8.2$Linux_X86_64 LibreOffice_project/420m0$Build-2</meta:generator>
  </office:meta>
</office:document-meta>
</file>